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0.5833333333333334in"/>
    </style:style>
    <style:style style:name="co4" style:family="table-column">
      <style:table-column-properties fo:break-before="auto" style:column-width="1.7395833333333333in"/>
    </style:style>
    <style:style style:name="co5" style:family="table-column">
      <style:table-column-properties fo:break-before="auto" style:column-width="1.9166666666666667in"/>
    </style:style>
    <style:style style:name="co6" style:family="table-column">
      <style:table-column-properties fo:break-before="auto" style:column-width="1.96875in"/>
    </style:style>
    <style:style style:name="co7" style:family="table-column">
      <style:table-column-properties fo:break-before="auto" style:column-width="2.9166666666666665in"/>
    </style:style>
    <style:style style:name="co8" style:family="table-column">
      <style:table-column-properties fo:break-before="auto" style:column-width="3.2812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0416666666666667in" fo:break-before="auto" style:use-optimal-row-height="false"/>
    </style:style>
    <style:style style:name="ro3" style:family="table-row">
      <style:table-row-properties style:row-height="0.125in" fo:break-before="auto" style:use-optimal-row-height="false"/>
    </style:style>
    <style:style style:name="ro4" style:family="table-row">
      <style:table-row-properties style:row-height="0.16666666666666666in" fo:break-before="auto" style:use-optimal-row-height="false"/>
    </style:style>
    <style:style style:name="ro5" style:family="table-row">
      <style:table-row-properties style:row-height="0.19791666666666666in" fo:break-before="auto" style:use-optimal-row-height="false"/>
    </style:style>
    <style:style style:name="ro6" style:family="table-row">
      <style:table-row-properties style:row-height="0.22916666666666666in" fo:break-before="auto" style:use-optimal-row-height="false"/>
    </style:style>
    <style:style style:name="ta1" style:family="table" style:master-page-name="PageStyle_5f_Page_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B7B7B7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B7B7B7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B7B7B7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B7B7B7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333333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B7B7B7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B7B7B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CCCCCC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CCCCCC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333333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</office:automatic-styles>
  <office:body>
    <office:spreadsheet>
      <table:table table:name="Page_1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8"/>
        <table:table-row table:style-name="ro2">
          <table:table-cell table:style-name="ce21"/>
          <table:table-cell table:style-name="ce21" office:value-type="string">
            <text:p>pcs</text:p>
          </table:table-cell>
          <table:table-cell table:style-name="ce21" office:value-type="string">
            <text:p>shop</text:p>
          </table:table-cell>
          <table:table-cell table:style-name="ce21" office:value-type="string">
            <text:p>part number</text:p>
          </table:table-cell>
          <table:table-cell table:style-name="ce21" office:value-type="string">
            <text:p>mouser link</text:p>
          </table:table-cell>
          <table:table-cell table:style-name="ce22" office:value-type="string">
            <text:p>Value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Remark</text:p>
          </table:table-cell>
        </table:table-row>
        <table:table-row table:style-name="ro2">
          <table:table-cell table:style-name="ce21" office:value-type="string">
            <text:p>buzzer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497-IE092705-1</text:p>
          </table:table-cell>
          <table:table-cell table:style-name="ce24" office:value-type="string" office:value="http://www.mouser.de/ProductDetail/DB-Unlimited/IE092705-1/?qs=sGAEpiMZZMsK322k1rNFfcgPemjd3DTzEp%2fDySc6GeWYtvlLEr%252bCRQ%3d%3d">
            <text:p><text:a xlink:href="http://www.mouser.de/ProductDetail/DB-Unlimited/IE092705-1/?qs=sGAEpiMZZMsK322k1rNFfcgPemjd3DTzEp%2fDySc6GeWYtvlLEr%252bCRQ%3d%3d">http://www.mouser.de/ProductDetail/DB-Unlimited/IE092705-1/?qs=sGAEpiMZZMsK322k1rNFfcgPemjd3DTzEp%2fDySc6GeWYtvlLEr%252bCRQ%3d%3d</text:a></text:p>
          </table:table-cell>
          <table:table-cell table:style-name="ce22" office:value-type="string">
            <text:p>buzzer</text:p>
          </table:table-cell>
          <table:table-cell table:style-name="ce22" office:value-type="string">
            <text:p>5V with generator</text:p>
          </table:table-cell>
          <table:table-cell table:style-name="ce22" office:value-type="string">
            <text:p>max. diameter 14, raster 7.50</text:p>
          </table:table-cell>
        </table:table-row>
        <table:table-row table:style-name="ro2">
          <table:table-cell table:style-name="ce22" office:value-type="string">
            <text:p>C1, C4, C5, C6, C7, C14, C16</text:p>
          </table:table-cell>
          <table:table-cell table:style-name="ce22" office:value-type="float" office:value="7">
            <text:p>7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594-K104K15X7RF5UH5</text:p>
          </table:table-cell>
          <table:table-cell table:style-name="ce24" office:value-type="string" office:value="http://www.mouser.de/Search/ProductDetail.aspx?R=K104K15X7RF5UH5virtualkey59420000virtualkey594-K104K15X7RF5UH5">
            <text:p><text:a xlink:href="http://www.mouser.de/Search/ProductDetail.aspx?R=K104K15X7RF5UH5virtualkey59420000virtualkey594-K104K15X7RF5UH5">http://www.mouser.de/Search/ProductDetail.aspx?R=K104K15X7RF5UH5virtualkey59420000virtualkey594-K104K15X7RF5UH5</text:a></text:p>
          </table:table-cell>
          <table:table-cell table:style-name="ce22" office:value-type="string">
            <text:p>100nF</text:p>
          </table:table-cell>
          <table:table-cell table:style-name="ce22" office:value-type="string">
            <text:p>monolithic capacitor</text:p>
          </table:table-cell>
          <table:table-cell table:style-name="ce22" office:value-type="string">
            <text:p>raster 5.08</text:p>
          </table:table-cell>
        </table:table-row>
        <table:table-row table:style-name="ro2">
          <table:table-cell table:style-name="ce22" office:value-type="string">
            <text:p>C12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594-K220J10C0GF5UH5</text:p>
          </table:table-cell>
          <table:table-cell table:style-name="ce24" office:value-type="string" office:value="http://www.mouser.de/ProductDetail/Vishay-BC-Components/K220J10C0GF5UH5/?qs=sGAEpiMZZMsh%252b1woXyUXj9nJp%252b8gphztXIKBUu3gv%252bs%3d">
            <text:p><text:a xlink:href="http://www.mouser.de/ProductDetail/Vishay-BC-Components/K220J10C0GF5UH5/?qs=sGAEpiMZZMsh%252b1woXyUXj9nJp%252b8gphztXIKBUu3gv%252bs%3d">http://www.mouser.de/ProductDetail/Vishay-BC-Components/K220J10C0GF5UH5/?qs=sGAEpiMZZMsh%252b1woXyUXj9nJp%252b8gphztXIKBUu3gv%252bs%3d</text:a></text:p>
          </table:table-cell>
          <table:table-cell table:style-name="ce22" office:value-type="string">
            <text:p>22p</text:p>
          </table:table-cell>
          <table:table-cell table:style-name="ce22" office:value-type="string">
            <text:p>ceramic capacitor</text:p>
          </table:table-cell>
          <table:table-cell table:style-name="ce22" office:value-type="string">
            <text:p>raster 5.08</text:p>
          </table:table-cell>
        </table:table-row>
        <table:table-row table:style-name="ro3">
          <table:table-cell table:style-name="ce22" office:value-type="string">
            <text:p>C2, C3</text:p>
          </table:table-cell>
          <table:table-cell table:style-name="ce22" office:value-type="float" office:value="2">
            <text:p>2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140-500N5-150J-RC</text:p>
          </table:table-cell>
          <table:table-cell table:style-name="ce24" office:value-type="string" office:value="http://www.mouser.de/Search/ProductDetail.aspx?R=140-500N5-150J-RCvirtualkey21980000virtualkey140-500N5-150J-RC">
            <text:p><text:a xlink:href="http://www.mouser.de/Search/ProductDetail.aspx?R=140-500N5-150J-RCvirtualkey21980000virtualkey140-500N5-150J-RC">http://www.mouser.de/Search/ProductDetail.aspx?R=140-500N5-150J-RCvirtualkey21980000virtualkey140-500N5-150J-RC</text:a></text:p>
          </table:table-cell>
          <table:table-cell table:style-name="ce22" office:value-type="string">
            <text:p>15pF</text:p>
          </table:table-cell>
          <table:table-cell table:style-name="ce22" office:value-type="string">
            <text:p>ceramic capacitor</text:p>
          </table:table-cell>
          <table:table-cell table:style-name="ce22" office:value-type="string">
            <text:p>raster 5.08</text:p>
          </table:table-cell>
        </table:table-row>
        <table:table-row table:style-name="ro2">
          <table:table-cell table:style-name="ce22" office:value-type="string">
            <text:p>C8, C15</text:p>
          </table:table-cell>
          <table:table-cell table:style-name="ce22" office:value-type="float" office:value="2">
            <text:p>2</text:p>
          </table:table-cell>
          <table:table-cell table:style-name="ce21" office:value-type="string">
            <text:p>Mouser</text:p>
          </table:table-cell>
          <table:table-cell table:style-name="ce25" office:value-type="string">
            <text:p>647-USR1A101MDD</text:p>
          </table:table-cell>
          <table:table-cell table:style-name="ce24" office:value-type="string" office:value="http://www.mouser.de/ProductDetail/Nichicon/USR1A101MDD/?qs=1l1h9%2f8eNcB%2fF%252b1aUZkngg%3d%3d">
            <text:p><text:a xlink:href="http://www.mouser.de/ProductDetail/Nichicon/USR1A101MDD/?qs=1l1h9%2f8eNcB%2fF%252b1aUZkngg%3d%3d">http://www.mouser.de/ProductDetail/Nichicon/USR1A101MDD/?qs=1l1h9%2f8eNcB%2fF%252b1aUZkngg%3d%3d</text:a></text:p>
          </table:table-cell>
          <table:table-cell table:style-name="ce22" office:value-type="string">
            <text:p>100u/10V</text:p>
          </table:table-cell>
          <table:table-cell table:style-name="ce22" office:value-type="string">
            <text:p>electrolytic capacitor</text:p>
          </table:table-cell>
          <table:table-cell table:style-name="ce22" office:value-type="string">
            <text:p>raster 2.54, diameter ~7, max. height ~10</text:p>
          </table:table-cell>
        </table:table-row>
        <table:table-row table:style-name="ro2">
          <table:table-cell table:style-name="ce22" office:value-type="string">
            <text:p>C9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5" office:value-type="string">
            <text:p>81-DEA1X3F150JP3A</text:p>
          </table:table-cell>
          <table:table-cell table:style-name="ce24" office:value-type="string" office:value="http://www.mouser.de/ProductDetail/Murata-Electronics/DEA1X3F150JP3A/?qs=sGAEpiMZZMsh%252b1woXyUXjwGE0GWvwwx1mCgRqgjjOQg%3d">
            <text:p><text:a xlink:href="http://www.mouser.de/ProductDetail/Murata-Electronics/DEA1X3F150JP3A/?qs=sGAEpiMZZMsh%252b1woXyUXjwGE0GWvwwx1mCgRqgjjOQg%3d">http://www.mouser.de/ProductDetail/Murata-Electronics/DEA1X3F150JP3A/?qs=sGAEpiMZZMsh%252b1woXyUXjwGE0GWvwwx1mCgRqgjjOQg%3d</text:a></text:p>
          </table:table-cell>
          <table:table-cell table:style-name="ce22" office:value-type="string">
            <text:p>22p/500V</text:p>
          </table:table-cell>
          <table:table-cell table:style-name="ce22" office:value-type="string">
            <text:p>high voltage ceramic capacitor</text:p>
          </table:table-cell>
          <table:table-cell table:style-name="ce22" office:value-type="string">
            <text:p>raster 5.08</text:p>
          </table:table-cell>
        </table:table-row>
        <table:table-row table:style-name="ro2">
          <table:table-cell table:style-name="ce22" office:value-type="string">
            <text:p>CON3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653-XM7D-0512</text:p>
          </table:table-cell>
          <table:table-cell table:style-name="ce24" office:value-type="string" office:value="http://www.mouser.de/ProductDetail/Omron-Electronics/XM7D-0512/?qs=sGAEpiMZZMulM8LPOQ%252bykwA5NqHGuO67nV81PdmGbEec3PvMr6G6mg%3d%3d">
            <text:p><text:a xlink:href="http://www.mouser.de/ProductDetail/Omron-Electronics/XM7D-0512/?qs=sGAEpiMZZMulM8LPOQ%252bykwA5NqHGuO67nV81PdmGbEec3PvMr6G6mg%3d%3d">http://www.mouser.de/ProductDetail/Omron-Electronics/XM7D-0512/?qs=sGAEpiMZZMulM8LPOQ%252bykwA5NqHGuO67nV81PdmGbEec3PvMr6G6mg%3d%3d</text:a></text:p>
          </table:table-cell>
          <table:table-cell table:style-name="ce22" office:value-type="string">
            <text:p>MiniUSB-B</text:p>
          </table:table-cell>
          <table:table-cell table:style-name="ce22" office:value-type="string">
            <text:p>mini usb b type connector, angle</text:p>
          </table:table-cell>
          <table:table-cell table:style-name="ce22" office:value-type="string">
            <text:p>5 pin, standard, THT</text:p>
          </table:table-cell>
        </table:table-row>
        <table:table-row table:style-name="ro2">
          <table:table-cell table:style-name="ce22" office:value-type="string">
            <text:p>D1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6" office:value-type="string">
            <text:p>859-LTL-4296N</text:p>
          </table:table-cell>
          <table:table-cell table:style-name="ce24" office:value-type="string" office:value="http://www.mouser.de/ProductDetail/Lite-On/LTL-4296N/?qs=sGAEpiMZZMuUGkcRtBnQOKmIsX9lELqy">
            <text:p><text:a xlink:href="http://www.mouser.de/ProductDetail/Lite-On/LTL-4296N/?qs=sGAEpiMZZMuUGkcRtBnQOKmIsX9lELqy">http://www.mouser.de/ProductDetail/Lite-On/LTL-4296N/?qs=sGAEpiMZZMuUGkcRtBnQOKmIsX9lELqy</text:a></text:p>
          </table:table-cell>
          <table:table-cell table:style-name="ce22" office:value-type="string">
            <text:p>LED</text:p>
          </table:table-cell>
          <table:table-cell table:style-name="ce22" office:value-type="string">
            <text:p>3mm, in your favourite colour</text:p>
          </table:table-cell>
          <table:table-cell table:style-name="ce27"/>
        </table:table-row>
        <table:table-row table:style-name="ro2">
          <table:table-cell table:style-name="ce22" office:value-type="string">
            <text:p>DZ1, DZ4, DZ5</text:p>
          </table:table-cell>
          <table:table-cell table:style-name="ce22" office:value-type="float" office:value="3">
            <text:p>3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583-1N5231B-B</text:p>
          </table:table-cell>
          <table:table-cell table:style-name="ce24" office:value-type="string" office:value="http://www.mouser.de/Search/ProductDetail.aspx?R=1N5231B-Bvirtualkey58300000virtualkey583-1N5231B-B">
            <text:p><text:a xlink:href="http://www.mouser.de/Search/ProductDetail.aspx?R=1N5231B-Bvirtualkey58300000virtualkey583-1N5231B-B">http://www.mouser.de/Search/ProductDetail.aspx?R=1N5231B-Bvirtualkey58300000virtualkey583-1N5231B-B</text:a></text:p>
          </table:table-cell>
          <table:table-cell table:style-name="ce22" office:value-type="string">
            <text:p>5V1</text:p>
          </table:table-cell>
          <table:table-cell table:style-name="ce22" office:value-type="string">
            <text:p>Zener diode 5.1V</text:p>
          </table:table-cell>
          <table:table-cell table:style-name="ce27"/>
        </table:table-row>
        <table:table-row table:style-name="ro2">
          <table:table-cell table:style-name="ce22" office:value-type="string">
            <text:p>DZ2, DZ3</text:p>
          </table:table-cell>
          <table:table-cell table:style-name="ce22" office:value-type="float" office:value="2">
            <text:p>2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78-BZX85B3V6</text:p>
          </table:table-cell>
          <table:table-cell table:style-name="ce24" office:value-type="string" office:value="http://www.mouser.de/ProductDetail/Vishay-Semiconductors/BZX85B3V6-TR/?qs=sGAEpiMZZMvzziJrs9%252bUWc6yyiVRxOrK">
            <text:p><text:a xlink:href="http://www.mouser.de/ProductDetail/Vishay-Semiconductors/BZX85B3V6-TR/?qs=sGAEpiMZZMvzziJrs9%252bUWc6yyiVRxOrK">http://www.mouser.de/ProductDetail/Vishay-Semiconductors/BZX85B3V6-TR/?qs=sGAEpiMZZMvzziJrs9%252bUWc6yyiVRxOrK</text:a></text:p>
          </table:table-cell>
          <table:table-cell table:style-name="ce22" office:value-type="string">
            <text:p>3V6</text:p>
          </table:table-cell>
          <table:table-cell table:style-name="ce22" office:value-type="string">
            <text:p>Zener diode 3.6V</text:p>
          </table:table-cell>
          <table:table-cell table:style-name="ce27"/>
        </table:table-row>
        <table:table-row table:style-name="ro2">
          <table:table-cell table:style-name="ce22" office:value-type="string">
            <text:p>IC2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512-LM358N</text:p>
          </table:table-cell>
          <table:table-cell table:style-name="ce24" office:value-type="string" office:value="http://www.mouser.de/ProductDetail/Fairchild-Semiconductor/LM358N/?qs=sGAEpiMZZMtCHixnSjNA6HvcXy4Obg07ftQkS3380Mo%3d">
            <text:p><text:a xlink:href="http://www.mouser.de/ProductDetail/Fairchild-Semiconductor/LM358N/?qs=sGAEpiMZZMtCHixnSjNA6HvcXy4Obg07ftQkS3380Mo%3d">http://www.mouser.de/ProductDetail/Fairchild-Semiconductor/LM358N/?qs=sGAEpiMZZMtCHixnSjNA6HvcXy4Obg07ftQkS3380Mo%3d</text:a></text:p>
          </table:table-cell>
          <table:table-cell table:style-name="ce22" office:value-type="string">
            <text:p>LM358N</text:p>
          </table:table-cell>
          <table:table-cell table:style-name="ce22" office:value-type="string">
            <text:p>dual operational amplifier</text:p>
          </table:table-cell>
          <table:table-cell table:style-name="ce27"/>
        </table:table-row>
        <table:table-row table:style-name="ro2">
          <table:table-cell table:style-name="ce22" office:value-type="string">
            <text:p>L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5" office:value-type="string">
            <text:p>434-SMCCN-100K-02</text:p>
          </table:table-cell>
          <table:table-cell table:style-name="ce24" office:value-type="string" office:value="http://www.mouser.de/ProductDetail/Fastron/SMCC-N-100K-02/?qs=sGAEpiMZZMsg%252by3WlYCkU45muCuneYXkWiaAHNTHlLQ%3d">
            <text:p><text:a xlink:href="http://www.mouser.de/ProductDetail/Fastron/SMCC-N-100K-02/?qs=sGAEpiMZZMsg%252by3WlYCkU45muCuneYXkWiaAHNTHlLQ%3d">http://www.mouser.de/ProductDetail/Fastron/SMCC-N-100K-02/?qs=sGAEpiMZZMsg%252by3WlYCkU45muCuneYXkWiaAHNTHlLQ%3d</text:a></text:p>
          </table:table-cell>
          <table:table-cell table:style-name="ce22" office:value-type="string">
            <text:p>10uH</text:p>
          </table:table-cell>
          <table:table-cell table:style-name="ce21" office:value-type="string">
            <text:p>inductor, axial</text:p>
          </table:table-cell>
          <table:table-cell table:style-name="ce27"/>
        </table:table-row>
        <table:table-row table:style-name="ro2">
          <table:table-cell table:style-name="ce21" office:value-type="string">
            <text:p>L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434-MICCS-220K-02</text:p>
          </table:table-cell>
          <table:table-cell table:style-name="ce24" office:value-type="string" office:value="http://www.mouser.de/ProductDetail/Fastron/MICCS-220K-02/?qs=sGAEpiMZZMsg%252by3WlYCkU3Estp%252bO%2f4X7gaKBXDpkBGs%3d">
            <text:p><text:a xlink:href="http://www.mouser.de/ProductDetail/Fastron/MICCS-220K-02/?qs=sGAEpiMZZMsg%252by3WlYCkU3Estp%252bO%2f4X7gaKBXDpkBGs%3d">http://www.mouser.de/ProductDetail/Fastron/MICCS-220K-02/?qs=sGAEpiMZZMsg%252by3WlYCkU3Estp%252bO%2f4X7gaKBXDpkBGs%3d</text:a></text:p>
          </table:table-cell>
          <table:table-cell table:style-name="ce22" office:value-type="string">
            <text:p>22uH</text:p>
          </table:table-cell>
          <table:table-cell table:style-name="ce21" office:value-type="string">
            <text:p>inductor, axial</text:p>
          </table:table-cell>
          <table:table-cell table:style-name="ce27"/>
        </table:table-row>
        <table:table-row table:style-name="ro2">
          <table:table-cell table:style-name="ce22" office:value-type="string">
            <text:p>R1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660-MF1/4LCT52R471J</text:p>
          </table:table-cell>
          <table:table-cell table:style-name="ce24" office:value-type="string" office:value="http://www.mouser.de/ProductDetail/KOA-Speer/MF1-4LCT52R471J/?qs=sGAEpiMZZMtlubZbdhIBIBiU%2fdU%2f2aMBLNYf4NMtgqw%3d">
            <text:p><text:a xlink:href="http://www.mouser.de/ProductDetail/KOA-Speer/MF1-4LCT52R471J/?qs=sGAEpiMZZMtlubZbdhIBIBiU%2fdU%2f2aMBLNYf4NMtgqw%3d">http://www.mouser.de/ProductDetail/KOA-Speer/MF1-4LCT52R471J/?qs=sGAEpiMZZMtlubZbdhIBIBiU%2fdU%2f2aMBLNYf4NMtgqw%3d</text:a></text:p>
          </table:table-cell>
          <table:table-cell table:style-name="ce22" office:value-type="float" office:value="470">
            <text:p>470</text:p>
          </table:table-cell>
          <table:table-cell table:style-name="ce22" office:value-type="string">
            <text:p>resistor 1/4W, 5%</text:p>
          </table:table-cell>
          <table:table-cell table:style-name="ce27"/>
        </table:table-row>
        <table:table-row table:style-name="ro2">
          <table:table-cell table:style-name="ce22" office:value-type="string">
            <text:p>R10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279-LR1F200K</text:p>
          </table:table-cell>
          <table:table-cell table:style-name="ce24" office:value-type="string" office:value="http://www.mouser.de/ProductDetail/TE-Connectivity-Neohm/LR1F200K/?qs=sGAEpiMZZMtlubZbdhIBIFho3SHfDXSty5MyXeGncVQ%3d">
            <text:p><text:a xlink:href="http://www.mouser.de/ProductDetail/TE-Connectivity-Neohm/LR1F200K/?qs=sGAEpiMZZMtlubZbdhIBIFho3SHfDXSty5MyXeGncVQ%3d">http://www.mouser.de/ProductDetail/TE-Connectivity-Neohm/LR1F200K/?qs=sGAEpiMZZMtlubZbdhIBIFho3SHfDXSty5MyXeGncVQ%3d</text:a></text:p>
          </table:table-cell>
          <table:table-cell table:style-name="ce22" office:value-type="string">
            <text:p>200k</text:p>
          </table:table-cell>
          <table:table-cell table:style-name="ce22" office:value-type="string">
            <text:p>resistor 0.6W, 1%, metalized</text:p>
          </table:table-cell>
          <table:table-cell table:style-name="ce27"/>
        </table:table-row>
        <table:table-row table:style-name="ro2">
          <table:table-cell table:style-name="ce22" office:value-type="string">
            <text:p>R11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279-LR1F68K</text:p>
          </table:table-cell>
          <table:table-cell table:style-name="ce24" office:value-type="string" office:value="http://www.mouser.de/ProductDetail/TE-Connectivity-Neohm/LR1F68K/?qs=sGAEpiMZZMtlubZbdhIBIFho3SHfDXStUtfD5W4H2AY%3d">
            <text:p><text:a xlink:href="http://www.mouser.de/ProductDetail/TE-Connectivity-Neohm/LR1F68K/?qs=sGAEpiMZZMtlubZbdhIBIFho3SHfDXStUtfD5W4H2AY%3d">http://www.mouser.de/ProductDetail/TE-Connectivity-Neohm/LR1F68K/?qs=sGAEpiMZZMtlubZbdhIBIFho3SHfDXStUtfD5W4H2AY%3d</text:a></text:p>
          </table:table-cell>
          <table:table-cell table:style-name="ce22" office:value-type="string">
            <text:p>68k</text:p>
          </table:table-cell>
          <table:table-cell table:style-name="ce22" office:value-type="string">
            <text:p>resistor 0.6W, 1%, metalized</text:p>
          </table:table-cell>
          <table:table-cell table:style-name="ce27"/>
        </table:table-row>
        <table:table-row table:style-name="ro2">
          <table:table-cell table:style-name="ce22" office:value-type="string">
            <text:p>R14, R21</text:p>
          </table:table-cell>
          <table:table-cell table:style-name="ce22" office:value-type="float" office:value="2">
            <text:p>2</text:p>
          </table:table-cell>
          <table:table-cell table:style-name="ce21" office:value-type="string">
            <text:p>Mouser</text:p>
          </table:table-cell>
          <table:table-cell table:style-name="ce28" office:value-type="string">
            <text:p>279-LR1F100K</text:p>
          </table:table-cell>
          <table:table-cell table:style-name="ce24" office:value-type="string" office:value="http://www.mouser.de/ProductDetail/TE-Connectivity-Neohm/LR1F100K/?qs=sGAEpiMZZMtlubZbdhIBIFho3SHfDXStyHgsH%2fB6ENQ%3d">
            <text:p><text:a xlink:href="http://www.mouser.de/ProductDetail/TE-Connectivity-Neohm/LR1F100K/?qs=sGAEpiMZZMtlubZbdhIBIFho3SHfDXStyHgsH%2fB6ENQ%3d">http://www.mouser.de/ProductDetail/TE-Connectivity-Neohm/LR1F100K/?qs=sGAEpiMZZMtlubZbdhIBIFho3SHfDXStyHgsH%2fB6ENQ%3d</text:a></text:p>
          </table:table-cell>
          <table:table-cell table:style-name="ce22" office:value-type="string">
            <text:p>100k</text:p>
          </table:table-cell>
          <table:table-cell table:style-name="ce22" office:value-type="string">
            <text:p>resistor 0.6W, 1%, metalized</text:p>
          </table:table-cell>
          <table:table-cell table:style-name="ce27"/>
        </table:table-row>
        <table:table-row table:style-name="ro2">
          <table:table-cell table:style-name="ce22" office:value-type="string">
            <text:p>R2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660-MS1/4DCT52R1002</text:p>
          </table:table-cell>
          <table:table-cell table:style-name="ce24" office:value-type="string" office:value="http://www.mouser.de/ProductDetail/KOA-Speer/MFS1-4DCT52R1002F/?qs=sGAEpiMZZMu61qfTUdNhG%2fDQawzJ6c7PxO8WA%2fw0T2E%3d">
            <text:p><text:a xlink:href="http://www.mouser.de/ProductDetail/KOA-Speer/MFS1-4DCT52R1002F/?qs=sGAEpiMZZMu61qfTUdNhG%2fDQawzJ6c7PxO8WA%2fw0T2E%3d">http://www.mouser.de/ProductDetail/KOA-Speer/MFS1-4DCT52R1002F/?qs=sGAEpiMZZMu61qfTUdNhG%2fDQawzJ6c7PxO8WA%2fw0T2E%3d</text:a></text:p>
          </table:table-cell>
          <table:table-cell table:style-name="ce22" office:value-type="string">
            <text:p>10k</text:p>
          </table:table-cell>
          <table:table-cell table:style-name="ce22" office:value-type="string">
            <text:p>resistor 1/4W, 5%</text:p>
          </table:table-cell>
          <table:table-cell table:style-name="ce27"/>
        </table:table-row>
        <table:table-row table:style-name="ro2">
          <table:table-cell table:style-name="ce22" office:value-type="string">
            <text:p>R20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279-LR1F22K</text:p>
          </table:table-cell>
          <table:table-cell table:style-name="ce24" office:value-type="string" office:value="http://www.mouser.de/ProductDetail/TE-Connectivity-Neohm/LR1F22K/?qs=sGAEpiMZZMu61qfTUdNhG0k3J%252b4UeQ2nzRx4YkCm43I%3d">
            <text:p><text:a xlink:href="http://www.mouser.de/ProductDetail/TE-Connectivity-Neohm/LR1F22K/?qs=sGAEpiMZZMu61qfTUdNhG0k3J%252b4UeQ2nzRx4YkCm43I%3d">http://www.mouser.de/ProductDetail/TE-Connectivity-Neohm/LR1F22K/?qs=sGAEpiMZZMu61qfTUdNhG0k3J%252b4UeQ2nzRx4YkCm43I%3d</text:a></text:p>
          </table:table-cell>
          <table:table-cell table:style-name="ce22" office:value-type="string">
            <text:p>22k</text:p>
          </table:table-cell>
          <table:table-cell table:style-name="ce22" office:value-type="string">
            <text:p>resistor 0.6W, 1%, metalized</text:p>
          </table:table-cell>
          <table:table-cell table:style-name="ce27"/>
        </table:table-row>
        <table:table-row table:style-name="ro2">
          <table:table-cell table:style-name="ce21" office:value-type="string">
            <text:p>R1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5" office:value-type="string">
            <text:p>279-LR1F33K</text:p>
          </table:table-cell>
          <table:table-cell table:style-name="ce29" office:value-type="string" office:value="http://www.mouser.de/ProductDetail/TE-Connectivity-Neohm/LR1F1K0/?qs=sGAEpiMZZMu61qfTUdNhG0k3J%252b4UeQ2n0t8q6nOWP2U%3d">
            <text:p><text:a xlink:href="http://www.mouser.de/ProductDetail/TE-Connectivity-Neohm/LR1F1K0/?qs=sGAEpiMZZMu61qfTUdNhG0k3J%252b4UeQ2n0t8q6nOWP2U%3d">http://www.mouser.de/ProductDetail/TE-Connectivity-Neohm/LR1F1K0/?qs=sGAEpiMZZMu61qfTUdNhG0k3J%252b4UeQ2n0t8q6nOWP2U%3d</text:a></text:p>
          </table:table-cell>
          <table:table-cell table:style-name="ce21" office:value-type="string">
            <text:p>33k</text:p>
          </table:table-cell>
          <table:table-cell table:style-name="ce22"/>
          <table:table-cell table:style-name="ce27"/>
        </table:table-row>
        <table:table-row table:style-name="ro2">
          <table:table-cell table:style-name="ce22" office:value-type="string">
            <text:p>R5, R6</text:p>
          </table:table-cell>
          <table:table-cell table:style-name="ce22" office:value-type="float" office:value="2">
            <text:p>2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291-68-RC</text:p>
          </table:table-cell>
          <table:table-cell table:style-name="ce24" office:value-type="string" office:value="http://www.mouser.de/ProductDetail/Xicon/291-68-RC/?qs=sGAEpiMZZMtlubZbdhIBIOeQLv1WbhugYUs41fvO0%252b0%3d">
            <text:p><text:a xlink:href="http://www.mouser.de/ProductDetail/Xicon/291-68-RC/?qs=sGAEpiMZZMtlubZbdhIBIOeQLv1WbhugYUs41fvO0%252b0%3d">http://www.mouser.de/ProductDetail/Xicon/291-68-RC/?qs=sGAEpiMZZMtlubZbdhIBIOeQLv1WbhugYUs41fvO0%252b0%3d</text:a>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resistor 1/4W, 5%</text:p>
          </table:table-cell>
          <table:table-cell table:style-name="ce27"/>
        </table:table-row>
        <table:table-row table:style-name="ro2">
          <table:table-cell table:style-name="ce22" office:value-type="string">
            <text:p>R7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279-LR1F220K</text:p>
          </table:table-cell>
          <table:table-cell table:style-name="ce24" office:value-type="string" office:value="http://www.mouser.de/ProductDetail/TE-Connectivity-Neohm/CFR16J1K5/?qs=sGAEpiMZZMtlubZbdhIBIOCXMLkfQ6V9OxcT7yRerpw%3d">
            <text:p><text:a xlink:href="http://www.mouser.de/ProductDetail/TE-Connectivity-Neohm/CFR16J1K5/?qs=sGAEpiMZZMtlubZbdhIBIOCXMLkfQ6V9OxcT7yRerpw%3d">http://www.mouser.de/ProductDetail/TE-Connectivity-Neohm/CFR16J1K5/?qs=sGAEpiMZZMtlubZbdhIBIOCXMLkfQ6V9OxcT7yRerpw%3d</text:a></text:p>
          </table:table-cell>
          <table:table-cell table:style-name="ce22" office:value-type="string">
            <text:p>1k5</text:p>
          </table:table-cell>
          <table:table-cell table:style-name="ce22" office:value-type="string">
            <text:p>resistor 1/4W, 5%</text:p>
          </table:table-cell>
          <table:table-cell table:style-name="ce27"/>
        </table:table-row>
        <table:table-row table:style-name="ro2">
          <table:table-cell table:style-name="ce22" office:value-type="string">
            <text:p>R9, R13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279-LR1F220K</text:p>
          </table:table-cell>
          <table:table-cell table:style-name="ce24" office:value-type="string" office:value="http://www.mouser.de/ProductDetail/TE-Connectivity-Neohm/LR1F220K/?qs=sGAEpiMZZMtlubZbdhIBIFho3SHfDXStMdh3%252bs1x%252bFE%3d">
            <text:p><text:a xlink:href="http://www.mouser.de/ProductDetail/TE-Connectivity-Neohm/LR1F220K/?qs=sGAEpiMZZMtlubZbdhIBIFho3SHfDXStMdh3%252bs1x%252bFE%3d">http://www.mouser.de/ProductDetail/TE-Connectivity-Neohm/LR1F220K/?qs=sGAEpiMZZMtlubZbdhIBIFho3SHfDXStMdh3%252bs1x%252bFE%3d</text:a></text:p>
          </table:table-cell>
          <table:table-cell table:style-name="ce22" office:value-type="string">
            <text:p>220k</text:p>
          </table:table-cell>
          <table:table-cell table:style-name="ce22" office:value-type="string">
            <text:p>resistor 0.6W, 1%, metalized</text:p>
          </table:table-cell>
          <table:table-cell table:style-name="ce27"/>
        </table:table-row>
        <table:table-row table:style-name="ro2">
          <table:table-cell table:style-name="ce22" office:value-type="string">
            <text:p>SW1, SW2, SW3</text:p>
          </table:table-cell>
          <table:table-cell table:style-name="ce22" office:value-type="float" office:value="3">
            <text:p>3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506-2-1825027-0</text:p>
          </table:table-cell>
          <table:table-cell table:style-name="ce24" office:value-type="string" office:value="https://www.mouser.de/Search/ProductDetail.aspx?R=2-1825027-0virtualkey50660000virtualkey506-2-1825027-0">
            <text:p><text:a xlink:href="https://www.mouser.de/Search/ProductDetail.aspx?R=2-1825027-0virtualkey50660000virtualkey506-2-1825027-0">https://www.mouser.de/Search/ProductDetail.aspx?R=2-1825027-0virtualkey50660000virtualkey506-2-1825027-0</text:a></text:p>
          </table:table-cell>
          <table:table-cell table:style-name="ce22" office:value-type="string">
            <text:p>tact switch</text:p>
          </table:table-cell>
          <table:table-cell table:style-name="ce22" office:value-type="string">
            <text:p>angle with button height 5.85mm or more</text:p>
          </table:table-cell>
          <table:table-cell table:style-name="ce30" office:value-type="string">
            <text:p>switch</text:p>
          </table:table-cell>
        </table:table-row>
        <table:table-row table:style-name="ro2">
          <table:table-cell table:style-name="ce21" office:value-type="string">
            <text:p>T1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512-BS170D27Z</text:p>
          </table:table-cell>
          <table:table-cell table:style-name="ce24" office:value-type="string" office:value="http://www.mouser.de/ProductDetail/Fairchild-Semiconductor/BS170_D27Z/?qs=sGAEpiMZZMshyDBzk1%2fWi6u8DDnmpUwtixQcENp3p68%3d">
            <text:p><text:a xlink:href="http://www.mouser.de/ProductDetail/Fairchild-Semiconductor/BS170_D27Z/?qs=sGAEpiMZZMshyDBzk1%2fWi6u8DDnmpUwtixQcENp3p68%3d">http://www.mouser.de/ProductDetail/Fairchild-Semiconductor/BS170_D27Z/?qs=sGAEpiMZZMshyDBzk1%2fWi6u8DDnmpUwtixQcENp3p68%3d</text:a></text:p>
          </table:table-cell>
          <table:table-cell table:style-name="ce22" office:value-type="string">
            <text:p>BS170</text:p>
          </table:table-cell>
          <table:table-cell table:style-name="ce22" office:value-type="string">
            <text:p>n-mosfet, TO-92</text:p>
          </table:table-cell>
          <table:table-cell table:style-name="ce27"/>
        </table:table-row>
        <table:table-row table:style-name="ro2">
          <table:table-cell table:style-name="ce22" office:value-type="string">
            <text:p>X1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559-FOXS200-20-LF</text:p>
          </table:table-cell>
          <table:table-cell table:style-name="ce24" office:value-type="string" office:value="http://www.mouser.de/ProductDetail/Fox/FOXSLF-200-20/?qs=sGAEpiMZZMsBj6bBr9Q9aRTaFt3VVGpld2PX1XJSqd4%3d">
            <text:p><text:a xlink:href="http://www.mouser.de/ProductDetail/Fox/FOXSLF-200-20/?qs=sGAEpiMZZMsBj6bBr9Q9aRTaFt3VVGpld2PX1XJSqd4%3d">http://www.mouser.de/ProductDetail/Fox/FOXSLF-200-20/?qs=sGAEpiMZZMsBj6bBr9Q9aRTaFt3VVGpld2PX1XJSqd4%3d</text:a></text:p>
          </table:table-cell>
          <table:table-cell table:style-name="ce22" office:value-type="string">
            <text:p>20MHz</text:p>
          </table:table-cell>
          <table:table-cell table:style-name="ce22" office:value-type="string">
            <text:p>crystal resonator, HC-49S</text:p>
          </table:table-cell>
          <table:table-cell table:style-name="ce27"/>
        </table:table-row>
        <table:table-row table:style-name="ro2">
          <table:table-cell table:style-name="ce22" office:value-type="string">
            <text:p>CON1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855-M20-9960246</text:p>
          </table:table-cell>
          <table:table-cell table:style-name="ce24" office:value-type="string" office:value="http://www.mouser.de/ProductDetail/Harwin/M20-9960246/?qs=sGAEpiMZZMu6TJb8E8Cjr6PY1FLBIgPV">
            <text:p><text:a xlink:href="http://www.mouser.de/ProductDetail/Harwin/M20-9960246/?qs=sGAEpiMZZMu6TJb8E8Cjr6PY1FLBIgPV">http://www.mouser.de/ProductDetail/Harwin/M20-9960246/?qs=sGAEpiMZZMu6TJb8E8Cjr6PY1FLBIgPV</text:a></text:p>
          </table:table-cell>
          <table:table-cell table:style-name="ce22" office:value-type="string">
            <text:p>RS232</text:p>
          </table:table-cell>
          <table:table-cell table:style-name="ce22" office:value-type="string">
            <text:p>1x4 pin header, angle</text:p>
          </table:table-cell>
          <table:table-cell table:style-name="ce22" office:value-type="string">
            <text:p>optional, raster 2.54</text:p>
          </table:table-cell>
        </table:table-row>
        <table:table-row table:style-name="ro2">
          <table:table-cell table:style-name="ce22" office:value-type="string">
            <text:p>CON2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855-M20-9770246</text:p>
          </table:table-cell>
          <table:table-cell table:style-name="ce24" office:value-type="string" office:value="http://www.mouser.de/ProductDetail/Harwin/M20-9770246/?qs=sGAEpiMZZMu6TJb8E8CjrwMnxwMp53te">
            <text:p><text:a xlink:href="http://www.mouser.de/ProductDetail/Harwin/M20-9770246/?qs=sGAEpiMZZMu6TJb8E8CjrwMnxwMp53te">http://www.mouser.de/ProductDetail/Harwin/M20-9770246/?qs=sGAEpiMZZMu6TJb8E8CjrwMnxwMp53te</text:a></text:p>
          </table:table-cell>
          <table:table-cell table:style-name="ce22" office:value-type="string">
            <text:p>ISP</text:p>
          </table:table-cell>
          <table:table-cell table:style-name="ce22" office:value-type="string">
            <text:p>2x3 pin header, straight</text:p>
          </table:table-cell>
          <table:table-cell table:style-name="ce22" office:value-type="string">
            <text:p>optional, raster 2.54</text:p>
          </table:table-cell>
        </table:table-row>
        <table:table-row table:style-name="ro2">
          <table:table-cell table:style-name="ce22" office:value-type="string">
            <text:p>VR1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5" office:value-type="string">
            <text:p>858-67WR10KLF</text:p>
          </table:table-cell>
          <table:table-cell table:style-name="ce24" office:value-type="string" office:value="http://www.mouser.de/ProductDetail/BI-Technologies-TT-Electronics/67WR10KLF/?qs=sGAEpiMZZMvygUB3GLcD7t%252bTH1DfRowScE3Cd2WoEC0%3d">
            <text:p><text:a xlink:href="http://www.mouser.de/ProductDetail/BI-Technologies-TT-Electronics/67WR10KLF/?qs=sGAEpiMZZMvygUB3GLcD7t%252bTH1DfRowScE3Cd2WoEC0%3d">http://www.mouser.de/ProductDetail/BI-Technologies-TT-Electronics/67WR10KLF/?qs=sGAEpiMZZMvygUB3GLcD7t%252bTH1DfRowScE3Cd2WoEC0%3d</text:a></text:p>
          </table:table-cell>
          <table:table-cell table:style-name="ce22" office:value-type="string">
            <text:p>10k</text:p>
          </table:table-cell>
          <table:table-cell table:style-name="ce22" office:value-type="string">
            <text:p>variable resistor, type 3296W</text:p>
          </table:table-cell>
          <table:table-cell table:style-name="ce22" office:value-type="string">
            <text:p>mount only with native I2C display</text:p>
          </table:table-cell>
        </table:table-row>
        <table:table-row table:style-name="ro2">
          <table:table-cell table:style-name="ce22" office:value-type="string">
            <text:p>T2</text:p>
          </table:table-cell>
          <table:table-cell table:style-name="ce22" office:value-type="float" office:value="1">
            <text:p>1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512-BS170D27Z</text:p>
          </table:table-cell>
          <table:table-cell table:style-name="ce24" office:value-type="string" office:value="http://www.mouser.de/ProductDetail/Fairchild-Semiconductor/BS170_D27Z/?qs=sGAEpiMZZMshyDBzk1%2fWi6u8DDnmpUwtixQcENp3p68%3d">
            <text:p><text:a xlink:href="http://www.mouser.de/ProductDetail/Fairchild-Semiconductor/BS170_D27Z/?qs=sGAEpiMZZMshyDBzk1%2fWi6u8DDnmpUwtixQcENp3p68%3d">http://www.mouser.de/ProductDetail/Fairchild-Semiconductor/BS170_D27Z/?qs=sGAEpiMZZMshyDBzk1%2fWi6u8DDnmpUwtixQcENp3p68%3d</text:a></text:p>
          </table:table-cell>
          <table:table-cell table:style-name="ce22" office:value-type="string">
            <text:p>BS170</text:p>
          </table:table-cell>
          <table:table-cell table:style-name="ce22" office:value-type="string">
            <text:p>n-mosfet, TO-92</text:p>
          </table:table-cell>
          <table:table-cell table:style-name="ce22" office:value-type="string">
            <text:p>mount only with native I2C display</text:p>
          </table:table-cell>
        </table:table-row>
        <table:table-row table:style-name="ro4">
          <table:table-cell table:style-name="ce22" office:value-type="string">
            <text:p>R3, R4</text:p>
          </table:table-cell>
          <table:table-cell table:style-name="ce22" office:value-type="float" office:value="2">
            <text:p>2</text:p>
          </table:table-cell>
          <table:table-cell table:style-name="ce21" office:value-type="string">
            <text:p>Mouser</text:p>
          </table:table-cell>
          <table:table-cell table:style-name="ce23" office:value-type="string">
            <text:p>660-MF1/4LCT52R222J</text:p>
          </table:table-cell>
          <table:table-cell table:style-name="ce24" office:value-type="string" office:value="http://www.mouser.de/ProductDetail/KOA-Speer/MF1-4LCT52R222J/?qs=sGAEpiMZZMtlubZbdhIBIBiU%2fdU%2f2aMBiz8d3Ah9daE%3d">
            <text:p><text:a xlink:href="http://www.mouser.de/ProductDetail/KOA-Speer/MF1-4LCT52R222J/?qs=sGAEpiMZZMtlubZbdhIBIBiU%2fdU%2f2aMBiz8d3Ah9daE%3d">http://www.mouser.de/ProductDetail/KOA-Speer/MF1-4LCT52R222J/?qs=sGAEpiMZZMtlubZbdhIBIBiU%2fdU%2f2aMBiz8d3Ah9daE%3d</text:a></text:p>
          </table:table-cell>
          <table:table-cell table:style-name="ce22" office:value-type="string">
            <text:p>2k2</text:p>
          </table:table-cell>
          <table:table-cell table:style-name="ce22" office:value-type="string">
            <text:p>resistor 1/4W, 5%</text:p>
          </table:table-cell>
          <table:table-cell table:style-name="ce22" office:value-type="string">
            <text:p>mount only with native I2C display</text:p>
          </table:table-cell>
        </table:table-row>
        <table:table-row table:style-name="ro4">
          <table:table-cell table:number-columns-repeated="2" table:style-name="ce22"/>
          <table:table-cell table:style-name="ce21"/>
          <table:table-cell table:style-name="ce23"/>
          <table:table-cell table:style-name="ce21"/>
          <table:table-cell table:number-columns-repeated="3" table:style-name="ce22"/>
        </table:table-row>
        <table:table-row table:style-name="ro5">
          <table:table-cell table:style-name="ce21" office:value-type="string">
            <text:p>DISP1</text:p>
          </table:table-cell>
          <table:table-cell table:style-name="ce21" office:value-type="float" office:value="1">
            <text:p>1</text:p>
          </table:table-cell>
          <table:table-cell table:style-name="ce22"/>
          <table:table-cell table:style-name="ce28" office:value-type="string">
            <text:p>buy somewhere else those are too expensive here</text:p>
          </table:table-cell>
          <table:table-cell table:style-name="ce24" office:value-type="string" office:value="http://www.mouser.de/ProductDetail/mikroElektronika/MIKROE-55/?qs=sGAEpiMZZMuCISx1W3tuznzw%252bFuT6CWS">
            <text:p><text:a xlink:href="http://www.mouser.de/ProductDetail/mikroElektronika/MIKROE-55/?qs=sGAEpiMZZMuCISx1W3tuznzw%252bFuT6CWS">http://www.mouser.de/ProductDetail/mikroElektronika/MIKROE-55/?qs=sGAEpiMZZMuCISx1W3tuznzw%252bFuT6CWS</text:a></text:p>
          </table:table-cell>
          <table:table-cell table:style-name="ce21" office:value-type="string">
            <text:p>Display</text:p>
          </table:table-cell>
          <table:table-cell table:style-name="ce21" office:value-type="string">
            <text:p>alphanumeric LCD 2x16 with additional expander*</text:p>
          </table:table-cell>
          <table:table-cell table:style-name="ce21" office:value-type="string">
            <text:p>only one display ... or none</text:p>
          </table:table-cell>
        </table:table-row>
        <table:table-row table:style-name="ro2">
          <table:table-cell table:style-name="ce21" office:value-type="string">
            <text:p>or DISP2 </text:p>
          </table:table-cell>
          <table:table-cell table:style-name="ce21" office:value-type="float" office:value="1">
            <text:p>1</text:p>
          </table:table-cell>
          <table:table-cell table:style-name="ce22"/>
          <table:table-cell table:style-name="ce26" office:value-type="string">
            <text:p>e.g. aliexpress.com</text:p>
          </table:table-cell>
          <table:table-cell table:style-name="ce24" office:value-type="string" office:value="http://www.mouser.de/ProductDetail/Newhaven-Display/NHD-0216CW-AB3/?qs=sGAEpiMZZMshRHSPqbouvOr0%2fnlF2uMHnmlhq7UytQ%2f4fxaTmON4NQ%3d%3d">
            <text:p><text:a xlink:href="http://www.mouser.de/ProductDetail/Newhaven-Display/NHD-0216CW-AB3/?qs=sGAEpiMZZMshRHSPqbouvOr0%2fnlF2uMHnmlhq7UytQ%2f4fxaTmON4NQ%3d%3d">http://www.mouser.de/ProductDetail/Newhaven-Display/NHD-0216CW-AB3/?qs=sGAEpiMZZMshRHSPqbouvOr0%2fnlF2uMHnmlhq7UytQ%2f4fxaTmON4NQ%3d%3d</text:a></text:p>
          </table:table-cell>
          <table:table-cell table:style-name="ce21" office:value-type="string">
            <text:p>Display</text:p>
          </table:table-cell>
          <table:table-cell table:style-name="ce23" office:value-type="string">
            <text:p>alphanumeric LCD 2x16 with native I2C**</text:p>
          </table:table-cell>
          <table:table-cell table:style-name="ce21" office:value-type="string">
            <text:p>only one display ... or none</text:p>
          </table:table-cell>
        </table:table-row>
        <table:table-row table:style-name="ro2">
          <table:table-cell table:number-columns-repeated="2" table:style-name="ce21"/>
          <table:table-cell table:style-name="ce22"/>
          <table:table-cell table:style-name="ce26"/>
          <table:table-cell table:number-columns-repeated="2" table:style-name="ce21"/>
          <table:table-cell table:style-name="ce23"/>
          <table:table-cell table:style-name="ce21"/>
        </table:table-row>
        <table:table-row table:style-name="ro2">
          <table:table-cell table:style-name="ce31" office:value-type="string">
            <text:p>R15, R16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/>
          <table:table-cell table:style-name="ce31" office:value-type="string">
            <text:p>10M</text:p>
          </table:table-cell>
          <table:table-cell table:style-name="ce31" office:value-type="string">
            <text:p>resistor 0.6W, 1%, metalized</text:p>
          </table:table-cell>
          <table:table-cell table:style-name="ce31" office:value-type="string">
            <text:p>will be delivered</text:p>
          </table:table-cell>
        </table:table-row>
        <table:table-row table:style-name="ro6">
          <table:table-cell table:style-name="ce31" office:value-type="string">
            <text:p>L3</text:p>
          </table:table-cell>
          <table:table-cell table:style-name="ce32" office:value-type="float" office:value="1">
            <text:p>1</text:p>
          </table:table-cell>
          <table:table-cell table:number-columns-repeated="2" table:style-name="ce32"/>
          <table:table-cell table:style-name="ce31"/>
          <table:table-cell table:style-name="ce31" office:value-type="string">
            <text:p>10mH</text:p>
          </table:table-cell>
          <table:table-cell table:style-name="ce32" office:value-type="string">
            <text:p>inductor, vertical</text:p>
          </table:table-cell>
          <table:table-cell table:style-name="ce31" office:value-type="string">
            <text:p>will be delivered</text:p>
          </table:table-cell>
        </table:table-row>
        <table:table-row table:style-name="ro2">
          <table:table-cell table:style-name="ce31" office:value-type="string">
            <text:p>R22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3" office:value-type="string">
            <text:p>279-LR1F1K0</text:p>
          </table:table-cell>
          <table:table-cell table:style-name="ce34" office:value-type="string" office:value="http://www.mouser.de/ProductDetail/TE-Connectivity-Neohm/LR1F1K0/?qs=sGAEpiMZZMu61qfTUdNhG0k3J%252b4UeQ2n0t8q6nOWP2U%3d">
            <text:p><text:a xlink:href="http://www.mouser.de/ProductDetail/TE-Connectivity-Neohm/LR1F1K0/?qs=sGAEpiMZZMu61qfTUdNhG0k3J%252b4UeQ2n0t8q6nOWP2U%3d">http://www.mouser.de/ProductDetail/TE-Connectivity-Neohm/LR1F1K0/?qs=sGAEpiMZZMu61qfTUdNhG0k3J%252b4UeQ2n0t8q6nOWP2U%3d</text:a></text:p>
          </table:table-cell>
          <table:table-cell table:style-name="ce31" office:value-type="string">
            <text:p>1k</text:p>
          </table:table-cell>
          <table:table-cell table:style-name="ce31" office:value-type="string">
            <text:p>resistor 0.6W, 1%, metalized</text:p>
          </table:table-cell>
          <table:table-cell table:style-name="ce31" office:value-type="string">
            <text:p>will be delivered</text:p>
          </table:table-cell>
        </table:table-row>
        <table:table-row table:style-name="ro2">
          <table:table-cell table:style-name="ce32" office:value-type="string">
            <text:p>R17</text:p>
          </table:table-cell>
          <table:table-cell table:style-name="ce32" office:value-type="float" office:value="1">
            <text:p>1</text:p>
          </table:table-cell>
          <table:table-cell table:style-name="ce31"/>
          <table:table-cell table:style-name="ce33" office:value-type="string">
            <text:p>279-LR1F33K</text:p>
          </table:table-cell>
          <table:table-cell table:style-name="ce34" office:value-type="string" office:value="http://www.mouser.de/ProductDetail/TE-Connectivity/CFR16J33K/?qs=%2fha2pyFaduj6rHsrYtyzKJS6htRk52LfyEn2kzF4dNc%3d">
            <text:p><text:a xlink:href="http://www.mouser.de/ProductDetail/TE-Connectivity/CFR16J33K/?qs=%2fha2pyFaduj6rHsrYtyzKJS6htRk52LfyEn2kzF4dNc%3d">http://www.mouser.de/ProductDetail/TE-Connectivity/CFR16J33K/?qs=%2fha2pyFaduj6rHsrYtyzKJS6htRk52LfyEn2kzF4dNc%3d</text:a></text:p>
          </table:table-cell>
          <table:table-cell table:style-name="ce31" office:value-type="string">
            <text:p>33k</text:p>
          </table:table-cell>
          <table:table-cell table:style-name="ce31" office:value-type="string">
            <text:p>resistor 0.6W, 1%, metalized</text:p>
          </table:table-cell>
          <table:table-cell table:style-name="ce31" office:value-type="string">
            <text:p>will be delivered</text:p>
          </table:table-cell>
        </table:table-row>
        <table:table-row table:style-name="ro2">
          <table:table-cell table:style-name="ce31" office:value-type="string">
            <text:p>R8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3" office:value-type="string">
            <text:p>279-LR1F470K</text:p>
          </table:table-cell>
          <table:table-cell table:style-name="ce34" office:value-type="string" office:value="http://www.mouser.de/ProductDetail/TE-Connectivity/LR1F470K/?qs=ip69W3eHERXAbrHhfTLqcA%3d%3d">
            <text:p><text:a xlink:href="http://www.mouser.de/ProductDetail/TE-Connectivity/LR1F470K/?qs=ip69W3eHERXAbrHhfTLqcA%3d%3d">http://www.mouser.de/ProductDetail/TE-Connectivity/LR1F470K/?qs=ip69W3eHERXAbrHhfTLqcA%3d%3d</text:a></text:p>
          </table:table-cell>
          <table:table-cell table:style-name="ce31" office:value-type="string">
            <text:p>470k</text:p>
          </table:table-cell>
          <table:table-cell table:style-name="ce31" office:value-type="string">
            <text:p>resistor 0.6W, 1%, metalized</text:p>
          </table:table-cell>
          <table:table-cell table:style-name="ce31" office:value-type="string">
            <text:p>will be delivered</text:p>
          </table:table-cell>
        </table:table-row>
        <table:table-row table:style-name="ro2">
          <table:table-cell table:style-name="ce31" office:value-type="string">
            <text:p>R12, R18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/>
          <table:table-cell table:style-name="ce31" office:value-type="string">
            <text:p>5M1</text:p>
          </table:table-cell>
          <table:table-cell table:style-name="ce31" office:value-type="string">
            <text:p>resistor 0.6W, 1%, metalized</text:p>
          </table:table-cell>
          <table:table-cell table:style-name="ce31" office:value-type="string">
            <text:p>will be delivered</text:p>
          </table:table-cell>
        </table:table-row>
        <table:table-row table:style-name="ro2">
          <table:table-cell table:style-name="ce31" office:value-type="string">
            <text:p>Enclosure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/>
          <table:table-cell table:style-name="ce31" office:value-type="string">
            <text:p>KM-33B</text:p>
          </table:table-cell>
          <table:table-cell table:style-name="ce31" office:value-type="string">
            <text:p>machined at CNC</text:p>
          </table:table-cell>
          <table:table-cell table:style-name="ce31" office:value-type="string">
            <text:p>will be delivered</text:p>
          </table:table-cell>
        </table:table-row>
        <table:table-row table:style-name="ro2">
          <table:table-cell table:style-name="ce31" office:value-type="string">
            <text:p>Distance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/>
          <table:table-cell table:style-name="ce31" office:value-type="string">
            <text:p>M2.5x10</text:p>
          </table:table-cell>
          <table:table-cell table:style-name="ce35"/>
          <table:table-cell table:style-name="ce31" office:value-type="string">
            <text:p>will be delivered</text:p>
          </table:table-cell>
        </table:table-row>
        <table:table-row table:style-name="ro2">
          <table:table-cell table:style-name="ce31" office:value-type="string">
            <text:p>Screw</text:p>
          </table:table-cell>
          <table:table-cell table:style-name="ce31" office:value-type="float" office:value="4">
            <text:p>4</text:p>
          </table:table-cell>
          <table:table-cell table:number-columns-repeated="3" table:style-name="ce31"/>
          <table:table-cell table:style-name="ce31" office:value-type="string">
            <text:p>M2.5x4</text:p>
          </table:table-cell>
          <table:table-cell table:style-name="ce35"/>
          <table:table-cell table:style-name="ce31" office:value-type="string">
            <text:p>will be delivered</text:p>
          </table:table-cell>
        </table:table-row>
        <table:table-row table:style-name="ro2">
          <table:table-cell table:style-name="ce31" office:value-type="string">
            <text:p>T3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/>
          <table:table-cell table:style-name="ce31" office:value-type="string">
            <text:p>MPSA44</text:p>
          </table:table-cell>
          <table:table-cell table:style-name="ce31" office:value-type="string">
            <text:p>high voltage NPN, darlington transistor, TO-92</text:p>
          </table:table-cell>
          <table:table-cell table:style-name="ce31" office:value-type="string">
            <text:p>will be delivered</text:p>
          </table:table-cell>
        </table:table-row>
        <table:table-row table:style-name="ro2">
          <table:table-cell table:style-name="ce31" office:value-type="string">
            <text:p>GMTUBE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/>
          <table:table-cell table:style-name="ce31" office:value-type="string">
            <text:p>SBM-20 / STS-5 / BOB-33A</text:p>
          </table:table-cell>
          <table:table-cell table:style-name="ce31" office:value-type="string">
            <text:p>Geiger-Muller Tube, as specified</text:p>
          </table:table-cell>
          <table:table-cell table:style-name="ce31" office:value-type="string">
            <text:p>will be delivered</text:p>
          </table:table-cell>
        </table:table-row>
        <table:table-row table:style-name="ro2">
          <table:table-cell table:style-name="ce31" office:value-type="string">
            <text:p>D2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/>
          <table:table-cell table:style-name="ce31" office:value-type="string">
            <text:p>UF4007</text:p>
          </table:table-cell>
          <table:table-cell table:style-name="ce31" office:value-type="string">
            <text:p>ultra fast rectifier diode, 1kV</text:p>
          </table:table-cell>
          <table:table-cell table:style-name="ce31" office:value-type="string">
            <text:p>will be delivered</text:p>
          </table:table-cell>
        </table:table-row>
        <table:table-row table:style-name="ro2">
          <table:table-cell table:style-name="ce31" office:value-type="string">
            <text:p>Tube Holder</text:p>
          </table:table-cell>
          <table:table-cell table:style-name="ce31" office:value-type="float" office:value="1">
            <text:p>1</text:p>
          </table:table-cell>
          <table:table-cell table:number-columns-repeated="2" table:style-name="ce31"/>
          <table:table-cell table:number-columns-repeated="3" table:style-name="ce35"/>
          <table:table-cell table:style-name="ce31" office:value-type="string">
            <text:p>will be delivered</text:p>
          </table:table-cell>
        </table:table-row>
        <table:table-row table:style-name="ro2">
          <table:table-cell table:style-name="ce31" office:value-type="string">
            <text:p>IC1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/>
          <table:table-cell table:style-name="ce31" office:value-type="string">
            <text:p>ATmega88P</text:p>
          </table:table-cell>
          <table:table-cell table:style-name="ce31" office:value-type="string">
            <text:p>avr microcontroller</text:p>
          </table:table-cell>
          <table:table-cell table:style-name="ce32" office:value-type="string">
            <text:p>will be delivered programmed</text:p>
          </table:table-cell>
        </table:table-row>
        <table:table-row table:style-name="ro2">
          <table:table-cell table:style-name="ce36" office:value-type="string">
            <text:p>C10, C13</text:p>
          </table:table-cell>
          <table:table-cell table:style-name="ce36" office:value-type="float" office:value="2">
            <text:p>2</text:p>
          </table:table-cell>
          <table:table-cell table:number-columns-repeated="3" table:style-name="ce36"/>
          <table:table-cell table:style-name="ce36" office:value-type="string">
            <text:p>220n/630V</text:p>
          </table:table-cell>
          <table:table-cell table:style-name="ce36" office:value-type="string">
            <text:p>polypropylene or poliester capacitor</text:p>
          </table:table-cell>
          <table:table-cell table:style-name="ce37" office:value-type="string">
            <text:p>will be delivered, raster 15.24</text:p>
          </table:table-cell>
        </table:table-row>
        <table:table-row table:style-name="ro2">
          <table:table-cell table:style-name="ce36" office:value-type="string">
            <text:p>C11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/>
          <table:table-cell table:style-name="ce36" office:value-type="string">
            <text:p>4n7</text:p>
          </table:table-cell>
          <table:table-cell table:style-name="ce36" office:value-type="string">
            <text:p>MKT, MKP or monolithyc capacitor</text:p>
          </table:table-cell>
          <table:table-cell table:style-name="ce37" office:value-type="string">
            <text:p>will be delivered, raster 5.08</text:p>
          </table:table-cell>
        </table:table-row>
      </table:table>
      <table:named-expressions>
        <table:named-expression table:name="mouser" table:base-cell-address="$Page_1.$A$1" table:expression="[Page_1.$A$2:.$H$2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age_1" style:display-name="PageStyle_Page_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